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5cm" fo:min-width="4.638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top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3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5.14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.877cm"/>
    </style:style>
    <style:style style:name="gr15" style:family="graphic" style:parent-style-name="objectwithoutfill">
      <style:graphic-properties svg:stroke-width="0.1cm" draw:marker-start="Arrow" draw:marker-start-width="0.55cm" draw:marker-end="" draw:marker-end-width="0.5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4.8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1.8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3.3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8cm" fo:min-width="4.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6cm" fo:min-width="9.011cm"/>
    </style:style>
    <style:style style:name="P1" style:family="paragraph">
      <style:paragraph-properties fo:text-align="center"/>
      <style:text-properties style:font-name="Comic Sans MS" fo:font-size="30pt" style:font-size-asian="30pt" style:font-size-complex="3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style:font-name="Comic Sans MS" fo:font-size="30pt" style:font-size-asian="30pt" style:font-size-complex="30pt"/>
    </style:style>
    <style:style style:name="T1" style:family="text">
      <style:text-properties style:font-name="Comic Sans MS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7" draw:id="id17" draw:layer="layout" svg:width="1.1cm" svg:height="1cm" svg:x="22.3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1.1cm" svg:height="1cm" svg:x="16.2cm" svg:y="6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1.1cm" svg:height="1cm" svg:x="21.4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1.1cm" svg:height="1cm" svg:x="13.1cm" svg:y="14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1.1cm" svg:height="1cm" svg:x="15.6cm" svg:y="10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.1cm" svg:height="1cm" svg:x="16.2cm" svg:y="2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1.1cm" svg:height="1cm" svg:x="22.3cm" svg:y="2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cm" svg:height="5.6cm" svg:x="8.6cm" svg:y="17.4cm">
          <text:p text:style-name="P2"><text:span text:style-name="T1">Intel chipse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1cm" svg:height="1cm" svg:x="7.6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1cm" svg:height="1cm" svg:x="4.3cm" svg:y="11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cm" svg:height="1cm" svg:x="14cm" svg:y="3.7cm"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3" draw:text-style-name="P3" draw:layer="controls" svg:x1="1.4cm" svg:y1="17.1cm" svg:x2="30.1cm" svg:y2="17.1cm">
          <text:p/>
        </draw:line>
        <draw:frame draw:style-name="gr4" draw:text-style-name="P4" draw:layer="layout" svg:width="5.138cm" svg:height="3.205cm" svg:x="1.7cm" svg:y="17.3cm">
          <draw:text-box>
            <text:p><text:span text:style-name="T1">Netbook</text:span></text:p>
            <text:p><text:span text:style-name="T1">hardware</text:span></text:p>
          </draw:text-box>
        </draw:frame>
        <draw:custom-shape draw:style-name="gr5" draw:text-style-name="P1" draw:layer="controls" svg:width="7.6cm" svg:height="2.2cm" svg:x="16cm" svg:y="20.1cm">
          <text:p text:style-name="P3"><text:span text:style-name="T1">HD Audio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controls" svg:width="5.4cm" svg:height="2.428cm" svg:x="24.9cm" svg:y="20.1cm">
          <text:p text:style-name="P3"><text:span text:style-name="T1">Speaker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controls" svg:width="2.2cm" svg:height="2cm" svg:x="23cm" svg:y="20.3cm">
          <text:p/>
          <draw:enhanced-geometry svg:viewBox="0 0 21600 21600" draw:text-areas="0 ?f0 ?f5 ?f2" draw:type="right-arrow" draw:modifiers="12371.7676452217 5980.2098950524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28.6cm" svg:height="6.347cm" svg:x="1.6cm" svg:y="10.2cm">
          <text:p text:style-name="P3"><text:span text:style-name="T1">Ajhc</text:span></text:p>
          <text:p text:style-name="P3"><text:span text:style-name="T1">runt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1.4cm" svg:height="4.8cm" svg:x="14cm" svg:y="2.9cm">
          <text:p text:style-name="P3"><text:span text:style-name="T1">hdaudioIn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controls" svg:x1="12.1cm" svg:y1="8.2cm" svg:x2="30.1cm" svg:y2="8.2cm">
          <text:p/>
        </draw:line>
        <draw:custom-shape draw:style-name="gr9" draw:text-style-name="P1" xml:id="id1" draw:id="id1" draw:layer="layout" svg:width="7.341cm" svg:height="2.135cm" svg:x="12.8cm" svg:y="4.965cm">
          <text:p text:style-name="P3"><text:span text:style-name="T1">Constru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3" draw:id="id3" draw:layer="layout" svg:width="5.316cm" svg:height="1.715cm" svg:x="3.3cm" svg:y="11.3cm">
          <text:p text:style-name="P3"><text:span text:style-name="T1">s_alloc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4" draw:id="id4" draw:layer="layout" svg:width="5.316cm" svg:height="1.715cm" svg:x="3.3cm" svg:y="14.22cm">
          <text:p text:style-name="P3"><text:span text:style-name="T1">G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2.8cm" svg:y1="6.032cm" svg:x2="8.15cm" svg:y2="11.3cm" draw:start-shape="id1" draw:start-glue-point="3" draw:end-shape="id2" draw:end-glue-point="0" svg:d="M12800 6032c-3100 0-4650 1756-4650 5268" svg:viewBox="0 0 4651 5269">
          <text:p/>
        </draw:connector>
        <draw:connector draw:style-name="gr10" draw:text-style-name="P3" draw:layer="layout" draw:type="curve" svg:x1="5.958cm" svg:y1="13.015cm" svg:x2="5.958cm" svg:y2="14.22cm" draw:start-shape="id3" draw:start-glue-point="2" draw:end-shape="id4" draw:end-glue-point="0" svg:d="M5958 13015v1205" svg:viewBox="0 0 1 1206">
          <text:p/>
        </draw:connector>
        <draw:line draw:style-name="gr3" draw:text-style-name="P3" draw:layer="controls" svg:x1="12.1cm" svg:y1="8.2cm" svg:x2="12.1cm" svg:y2="3.6cm">
          <text:p/>
        </draw:line>
        <draw:custom-shape draw:style-name="gr2" draw:text-style-name="P1" draw:layer="layout" svg:width="7cm" svg:height="5.2cm" svg:x="1.4cm" svg:y="3cm">
          <text:p text:style-name="P3"><text:span text:style-name="T1">Haskell heap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curve" svg:x1="4.85cm" svg:y1="11.3cm" svg:x2="4.85cm" svg:y2="7cm" draw:start-shape="id5" draw:start-glue-point="0" draw:end-shape="id6" draw:end-glue-point="2" svg:d="M4850 11300v-4300" svg:viewBox="0 0 1 4301">
          <text:p/>
        </draw:connector>
        <draw:custom-shape draw:style-name="gr9" draw:text-style-name="P1" xml:id="id6" draw:id="id6" draw:layer="controls" svg:width="3.9cm" svg:height="2.135cm" svg:x="2.9cm" svg:y="4.865cm">
          <text:p text:style-name="P3"><text:span text:style-name="T1">Thu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4cm" svg:y1="4.2cm" svg:x2="6.8cm" svg:y2="5.932cm" draw:start-shape="id7" draw:start-glue-point="3" draw:end-shape="id6" svg:d="M14000 4200c-5361 0-1761 1732-7200 1732" svg:viewBox="0 0 7201 1733">
          <text:p/>
        </draw:connector>
        <draw:frame draw:style-name="gr12" draw:text-style-name="P4" draw:layer="layout" svg:width="4.1cm" svg:height="1.728cm" svg:x="25.8cm" svg:y="6.072cm">
          <draw:text-box>
            <text:p><text:span text:style-name="T1">Haskell</text:span></text:p>
          </draw:text-box>
        </draw:frame>
        <draw:frame draw:style-name="gr13" draw:text-style-name="P1" draw:layer="layout" svg:width="5.641cm" svg:height="1.728cm" svg:x="24.6cm" svg:y="8.272cm">
          <draw:text-box>
            <text:p text:style-name="P3"><text:span text:style-name="T1">C language</text:span></text:p>
          </draw:text-box>
        </draw:frame>
        <draw:frame draw:style-name="gr14" draw:text-style-name="P4" draw:layer="layout" svg:width="2.377cm" svg:height="1.728cm" svg:x="8.823cm" svg:y="3cm">
          <draw:text-box>
            <text:p><text:span text:style-name="T1">Use</text:span></text:p>
          </draw:text-box>
        </draw:frame>
        <draw:custom-shape draw:style-name="gr8" draw:text-style-name="P1" draw:layer="layout" svg:width="5.5cm" svg:height="4.9cm" svg:x="9.1cm" svg:y="11.4cm">
          <text:p text:style-name="P3"><text:span text:style-name="T1">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9" draw:id="id9" draw:layer="layout" svg:width="3.5cm" svg:height="2cm" svg:x="15cm" svg:y="9.8cm">
          <text:p text:style-name="P3"><text:span text:style-name="T1">En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11" draw:id="id11" draw:layer="layout" svg:width="3.5cm" svg:height="2cm" svg:x="21.1cm" svg:y="9.8cm">
          <text:p text:style-name="P3"><text:span text:style-name="T1">Ex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3" draw:layer="layout" draw:type="curve" svg:x1="16.75cm" svg:y1="20.1cm" svg:x2="16.75cm" svg:y2="11.8cm" draw:start-shape="id8" draw:start-glue-point="0" draw:end-shape="id9" draw:end-glue-point="2" svg:d="M16750 20100v-8300" svg:viewBox="0 0 1 8301">
          <text:p/>
        </draw:connector>
        <draw:connector draw:style-name="gr15" draw:text-style-name="P3" draw:layer="layout" draw:type="curve" svg:x1="22.85cm" svg:y1="20.1cm" svg:x2="22.85cm" svg:y2="11.8cm" draw:start-shape="id10" draw:start-glue-point="0" draw:end-shape="id11" draw:end-glue-point="2" svg:d="M22850 20100v-8300" svg:viewBox="0 0 1 8301">
          <text:p/>
        </draw:connector>
        <draw:g xml:id="id12" draw:id="id12">
          <draw:custom-shape draw:style-name="gr9" draw:text-style-name="P1" draw:layer="layout" svg:width="4.333cm" svg:height="2cm" svg:x="9.89cm" svg:y="13.8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332cm" svg:height="2cm" svg:x="9.696cm" svg:y="13.59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" draw:layer="layout" svg:width="4.333cm" svg:height="2cm" svg:x="9.477cm" svg:y="13.391cm">
            <text:p text:style-name="P3"><text:span text:style-name="T1">Contex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6" draw:text-style-name="P4" draw:layer="layout" svg:width="5.349cm" svg:height="1.728cm" svg:x="16.8cm" svg:y="17.6cm">
          <draw:text-box>
            <text:p><text:span text:style-name="T1">Interrupt</text:span></text:p>
          </draw:text-box>
        </draw:frame>
        <draw:frame draw:style-name="gr17" draw:text-style-name="P4" draw:layer="layout" svg:width="2.386cm" svg:height="1.728cm" svg:x="23.1cm" svg:y="17.6cm">
          <draw:text-box>
            <text:p><text:span text:style-name="T1">iret</text:span></text:p>
          </draw:text-box>
        </draw:frame>
        <draw:connector draw:style-name="gr11" draw:text-style-name="P3" draw:layer="layout" draw:type="curve" svg:x1="14.223cm" svg:y1="14.595cm" svg:x2="16.15cm" svg:y2="11.8cm" draw:start-shape="id12" draw:start-glue-point="1" draw:end-shape="id13" draw:end-glue-point="2" svg:d="M14223 14595c1285 0 1927-931 1927-2795" svg:viewBox="0 0 1928 2796">
          <text:p/>
        </draw:connector>
        <draw:connector draw:style-name="gr11" draw:text-style-name="P3" draw:layer="layout" draw:type="curve" svg:x1="21.95cm" svg:y1="11.8cm" svg:x2="14.2cm" svg:y2="15.3cm" draw:start-shape="id14" draw:start-glue-point="2" draw:end-shape="id15" draw:end-glue-point="1" svg:d="M21950 11800c0 2334-2583 3500-7750 3500" svg:viewBox="0 0 7751 3501">
          <text:p/>
        </draw:connector>
        <draw:frame draw:style-name="gr18" draw:text-style-name="P4" draw:layer="layout" svg:width="3.859cm" svg:height="1.728cm" svg:x="18.1cm" svg:y="14.9cm">
          <draw:text-box>
            <text:p><text:span text:style-name="T1">Return</text:span></text:p>
          </draw:text-box>
        </draw:frame>
        <draw:connector draw:style-name="gr10" draw:text-style-name="P3" draw:layer="layout" draw:type="curve" svg:x1="16.75cm" svg:y1="9.8cm" svg:x2="16.75cm" svg:y2="7.7cm" draw:start-shape="id9" draw:start-glue-point="0" draw:end-shape="id16" draw:end-glue-point="2" svg:d="M16750 9800v-2100" svg:viewBox="0 0 1 2101">
          <text:p/>
        </draw:connector>
        <draw:connector draw:style-name="gr10" draw:text-style-name="P3" draw:layer="layout" draw:type="curve" svg:x1="22.85cm" svg:y1="7.7cm" svg:x2="22.85cm" svg:y2="9.8cm" draw:start-shape="id17" draw:end-shape="id11" draw:end-glue-point="0" svg:d="M22850 7700v2100" svg:viewBox="0 0 1 2101">
          <text:p/>
        </draw:connector>
        <draw:frame draw:style-name="gr19" draw:text-style-name="P4" draw:layer="layout" svg:width="4.57cm" svg:height="1.728cm" svg:x="8.33cm" svg:y="8.372cm">
          <draw:text-box>
            <text:p><text:span text:style-name="T1">Allocate</text:span></text:p>
          </draw:text-box>
        </draw:frame>
        <draw:frame draw:style-name="gr20" draw:text-style-name="P4" draw:layer="layout" svg:width="9.511cm" svg:height="1.728cm" svg:x="1.689cm" svg:y="1.1cm">
          <draw:text-box>
            <text:p><text:span text:style-name="T1">NetBSD ker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1.5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4-09-02T11:02:04.785047337</dc:date>
    <meta:editing-duration>PT2H36M53S</meta:editing-duration>
    <meta:editing-cycles>239</meta:editing-cycles>
    <meta:generator>LibreOffice/4.3.1.2$Linux_X86_64 LibreOffice_project/430m0$Build-2</meta:generator>
    <meta:document-statistic meta:object-count="50"/>
  </office:meta>
</office:document-meta>
</file>